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5325" officeooo:paragraph-rsid="00325325"/>
    </style:style>
    <style:style style:name="P3" style:family="paragraph" style:parent-style-name="Heading_20_3">
      <style:paragraph-properties fo:break-before="page"/>
      <style:text-properties officeooo:rsid="0034de9b" officeooo:paragraph-rsid="0034de9b"/>
    </style:style>
    <style:style style:name="P4" style:family="paragraph" style:parent-style-name="Text_20_body">
      <style:text-properties officeooo:rsid="0034de9b" officeooo:paragraph-rsid="0034de9b"/>
    </style:style>
    <style:style style:name="P5" style:family="paragraph" style:parent-style-name="Heading_20_1" style:master-page-name="Right_20_Page">
      <style:paragraph-properties style:page-number="auto"/>
      <style:text-properties officeooo:rsid="0034de9b" officeooo:paragraph-rsid="0034de9b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4de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osing My Religion</text:h>
      <text:h text:style-name="Heading_20_2" text:outline-level="2">(<text:span text:style-name="T3">R.E.M.</text:span>)</text:h>
      <text:p text:style-name="Text_20_body">Time Signature: <text:span text:style-name="T1">4/4</text:span></text:p>
      <text:p text:style-name="Text_20_body">Chords: Am, C, Em, F, G</text:p>
      <text:p text:style-name="Text_20_body">Tempo: <text:span text:style-name="T2">100-120</text:span> BPM</text:p>
      <text:p text:style-name="P1"/>
      <text:h text:style-name="P3" text:outline-level="3">[INTRO]</text:h>
      <text:p text:style-name="P4">F <text:s text:c="10"/>Dm G <text:s text:c="4"/>Am <text:s text:c="8"/></text:p>
      <text:p text:style-name="P4">F <text:s text:c="10"/>Dm G <text:s text:c="4"/>Am <text:s text:c="6"/>G <text:s text:c="2"/></text:p>
      <text:h text:style-name="Heading_20_3" text:outline-level="3">[VERSE 1]</text:h>
      <text:p text:style-name="P4"><text:s text:c="4"/>Am <text:s text:c="13"/>Em</text:p>
      <text:p text:style-name="P4">Oh, life is bigger</text:p>
      <text:p text:style-name="P4"/>
      <text:p text:style-name="P4">It's bigger than you</text:p>
      <text:p text:style-name="P4"><text:s text:c="12"/>Am</text:p>
      <text:p text:style-name="P4">And you are not me.</text:p>
      <text:p text:style-name="P4"><text:s text:c="24"/>Em</text:p>
      <text:p text:style-name="P4">The lengths that I will go to,</text:p>
      <text:p text:style-name="P4"><text:s text:c="21"/>Am <text:s text:c="5"/>Em</text:p>
      <text:p text:style-name="P4">The distance in your eyes,</text:p>
      <text:p text:style-name="P4"><text:s text:c="21"/>Dm</text:p>
      <text:p text:style-name="P4">Oh no, I've said too much,</text:p>
      <text:p text:style-name="P4"><text:s text:c="9"/>G</text:p>
      <text:p text:style-name="P4">I set it up.</text:p>
      <text:h text:style-name="Heading_20_3" text:outline-level="3">[CHORUS]</text:h>
      <text:p text:style-name="P4"><text:s text:c="17"/>Am</text:p>
      <text:p text:style-name="P4">That's me in the corner,</text:p>
      <text:p text:style-name="P4"><text:s text:c="17"/>Em</text:p>
      <text:p text:style-name="P4">That's me in the spotlight</text:p>
      <text:p text:style-name="P4"><text:s text:c="12"/>Am</text:p>
      <text:p text:style-name="P4">Losing my religion.</text:p>
      <text:p text:style-name="P4"><text:s text:c="10"/>Em</text:p>
      <text:p text:style-name="P4">Trying to keep up with you.</text:p>
      <text:p text:style-name="P4"><text:s text:c="6"/>Am <text:s text:c="25"/>Em</text:p>
      <text:p text:style-name="P4">And I don't know if I can do it.</text:p>
      <text:p text:style-name="P4"><text:s text:c="21"/>Dm</text:p>
      <text:p text:style-name="P4">Oh no, I've said too much,</text:p>
      <text:p text:style-name="P4"><text:s text:c="16"/>G</text:p>
      <text:p text:style-name="P4">I haven't said enough.</text:p>
      <text:h text:style-name="Heading_20_3" text:outline-level="3">[BRIDGE]</text:h>
      <text:p text:style-name="P4"><text:s text:c="2"/>G <text:s text:c="23"/>F</text:p>
      <text:p text:style-name="P4">I thought that I heard you laughing,</text:p>
      <text:p text:style-name="P4"><text:s text:c="2"/>Dm <text:s text:c="12"/>G <text:s text:c="8"/>Am</text:p>
      <text:p text:style-name="P4">I thought that I heard you sing.</text:p>
      <text:p text:style-name="P4">Am <text:s text:c="2"/>F <text:s text:c="14"/>Dm <text:s text:c="2"/>G <text:s text:c="2"/>Am <text:s text:c="4"/>G</text:p>
      <text:p text:style-name="P4">I <text:s/>think I thought I saw <text:s/>you try.</text:p>
      <text:p text:style-name="P4"/>
      <text:h text:style-name="Heading_20_3" text:outline-level="3"><text:soft-page-break/>[VERSE 2]</text:h>
      <text:p text:style-name="P4"><text:s text:c="6"/>Am <text:s text:c="21"/>Em</text:p>
      <text:p text:style-name="P4">Every Whisper of every waking hour</text:p>
      <text:p text:style-name="P4"><text:s text:c="19"/>Am</text:p>
      <text:p text:style-name="P4">I'm choosing my confessions,</text:p>
      <text:p text:style-name="P4"><text:s text:c="10"/>Em</text:p>
      <text:p text:style-name="P4">Trying to keep an eye of you</text:p>
      <text:p text:style-name="P4"><text:s text:c="7"/>Am <text:s text:c="32"/>Em</text:p>
      <text:p text:style-name="P4">Like a hurt lost and blinded fool, fool</text:p>
      <text:p text:style-name="P4"><text:s text:c="21"/>Dm</text:p>
      <text:p text:style-name="P4">Oh no, I've said too much,</text:p>
      <text:p text:style-name="P4"><text:s text:c="9"/>G</text:p>
      <text:p text:style-name="P4">I set it up.</text:p>
      <text:h text:style-name="Heading_20_3" text:outline-level="3">[VERSE 3]</text:h>
      <text:p text:style-name="P4"><text:s text:c="9"/>Am</text:p>
      <text:p text:style-name="P4">Consider this, consider this,</text:p>
      <text:p text:style-name="P4"><text:s text:c="4"/>Em</text:p>
      <text:p text:style-name="P4">The hint of a century,</text:p>
      <text:p text:style-name="P4"><text:s text:c="9"/>Am</text:p>
      <text:p text:style-name="P4">Consider this: the slip</text:p>
      <text:p text:style-name="P4"><text:s text:c="5"/>Em</text:p>
      <text:p text:style-name="P4">That brought me to my knees failed.</text:p>
      <text:p text:style-name="P4">Am</text:p>
      <text:p text:style-name="P4">What if all these fantasies</text:p>
      <text:p text:style-name="P4"><text:s text:c="5"/>Em</text:p>
      <text:p text:style-name="P4">Come <text:s text:c="3"/>flailing around?</text:p>
      <text:p text:style-name="P4"><text:s text:c="9"/>Dm <text:s text:c="6"/>G</text:p>
      <text:p text:style-name="P4">Now I've said too much.</text:p>
      <text:h text:style-name="Heading_20_3" text:outline-level="3">[BRIDGE]</text:h>
      <text:p text:style-name="P4"><text:s text:c="4"/>G <text:s text:c="22"/>F</text:p>
      <text:p text:style-name="P4">I thought that I heard you laughing,</text:p>
      <text:p text:style-name="P4"><text:s text:c="8"/>Dm <text:s text:c="7"/>G <text:s text:c="8"/>Am <text:s text:c="20"/></text:p>
      <text:p text:style-name="P4">I thought that I heard you sing.</text:p>
      <text:p text:style-name="P4">Am <text:s text:c="2"/>F <text:s text:c="14"/>Dm <text:s/>G <text:s text:c="2"/>Am <text:s text:c="3"/>G</text:p>
      <text:p text:style-name="P4">I <text:s/>think I thought I saw you try.</text:p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[BRIDGE]</text:h>
      <text:p text:style-name="P4"><text:s text:c="4"/>Am <text:s text:c="12"/>G</text:p>
      <text:p text:style-name="P4">A|-7-7-7-5-5-5-5-5-3-3-3-0-0-0-0-0-|</text:p>
      <text:p text:style-name="P4"><text:s text:c="4"/>F <text:s text:c="13"/>G</text:p>
      <text:p text:style-name="P4">A|-7-7-7-5-5-5-5-5-3-3-3-0-0-0-0-0-|</text:p>
      <text:p text:style-name="P4"><text:s text:c="4"/>C <text:s text:c="14"/>Dm</text:p>
      <text:p text:style-name="P4">But that was just a dream,</text:p>
      <text:p text:style-name="P4">C <text:s text:c="14"/>Dm</text:p>
      <text:p text:style-name="P4">That was just a dream.</text:p>
      <text:h text:style-name="Heading_20_3" text:outline-level="3">[CHORUS]</text:h>
      <text:p text:style-name="P4"><text:s text:c="17"/>Am</text:p>
      <text:p text:style-name="P4">That's me in the corner,</text:p>
      <text:p text:style-name="P4"><text:s text:c="17"/>Em</text:p>
      <text:p text:style-name="P4">That's me in the spotlight</text:p>
      <text:p text:style-name="P4"><text:s text:c="12"/>Am</text:p>
      <text:p text:style-name="P4">Losing my religion.</text:p>
      <text:p text:style-name="P4"><text:s text:c="10"/>Em</text:p>
      <text:p text:style-name="P4">Trying to keep up with you.</text:p>
      <text:p text:style-name="P4"><text:s text:c="6"/>Am <text:s text:c="26"/>Em</text:p>
      <text:p text:style-name="P4">And I don't know if I can do it.</text:p>
      <text:p text:style-name="P4"><text:s text:c="21"/>Dm</text:p>
      <text:p text:style-name="P4">Oh no, I've said too much,</text:p>
      <text:p text:style-name="P4"><text:s text:c="16"/>G</text:p>
      <text:p text:style-name="P4">I haven't said enough.</text:p>
      <text:h text:style-name="Heading_20_3" text:outline-level="3">[BRIDGE]</text:h>
      <text:p text:style-name="P4"><text:s text:c="4"/>G <text:s text:c="23"/>F</text:p>
      <text:p text:style-name="P4">I thought that I heard you laughing,</text:p>
      <text:p text:style-name="P4"><text:s text:c="2"/>Dm <text:s text:c="12"/>G <text:s text:c="8"/>Am</text:p>
      <text:p text:style-name="P4">I thought that I heard you sing.</text:p>
      <text:p text:style-name="P4">Am F <text:s text:c="17"/>Dm <text:s/>G <text:s text:c="2"/>Am</text:p>
      <text:p text:style-name="P4">I <text:s/>think I thought I saw you try.</text:p>
      <text:p text:style-name="P4"><text:s text:c="4"/>F <text:s text:c="14"/>Dm <text:s text:c="2"/>G</text:p>
      <text:p text:style-name="P4">But that was just a dream,</text:p>
      <text:p text:style-name="P4">Am <text:s text:c="25"/></text:p>
      <text:p text:style-name="P4">Try, cry, <text:s text:c="2"/>why, <text:s text:c="2"/>try.</text:p>
      <text:p text:style-name="P4">F <text:s text:c="21"/>Dm </text:p>
      <text:p text:style-name="P4">That was just a dream, <text:s text:c="3"/></text:p>
      <text:p text:style-name="P4"><text:s/>G <text:s text:c="5"/>Am <text:s text:c="11"/>G</text:p>
      <text:p text:style-name="P4">just a dream, just a dream, dr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8M56S</meta:editing-duration>
    <meta:editing-cycles>37</meta:editing-cycles>
    <meta:generator>LibreOffice/5.2.5.1$MacOSX_X86_64 LibreOffice_project/0312e1a284a7d50ca85a365c316c7abbf20a4d22</meta:generator>
    <dc:title>Lyrics + Chords</dc:title>
    <dc:date>2017-04-10T09:25:42.625846000</dc:date>
    <meta:print-date>2017-04-03T12:23:29.985893000</meta:print-date>
    <meta:document-statistic meta:table-count="0" meta:image-count="0" meta:object-count="0" meta:page-count="4" meta:paragraph-count="118" meta:word-count="407" meta:character-count="2717" meta:non-whitespace-character-count="145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